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27f6" officeooo:paragraph-rsid="001027f6"/>
    </style:style>
    <style:style style:name="P2" style:family="paragraph" style:parent-style-name="Standard">
      <style:text-properties officeooo:rsid="0010e27c" officeooo:paragraph-rsid="0010e27c"/>
    </style:style>
    <style:style style:name="P3" style:family="paragraph" style:parent-style-name="Standard">
      <style:text-properties officeooo:rsid="0010e27c" officeooo:paragraph-rsid="0012192e"/>
    </style:style>
    <style:style style:name="P4" style:family="paragraph" style:parent-style-name="Standard">
      <style:text-properties officeooo:rsid="0012192e" officeooo:paragraph-rsid="0012192e"/>
    </style:style>
    <style:style style:name="P5" style:family="paragraph" style:parent-style-name="Standard">
      <style:text-properties officeooo:rsid="0013a2af" officeooo:paragraph-rsid="0013a2af"/>
    </style:style>
    <style:style style:name="P6" style:family="paragraph" style:parent-style-name="Standard">
      <style:text-properties officeooo:rsid="0015366c" officeooo:paragraph-rsid="0015366c"/>
    </style:style>
    <style:style style:name="P7" style:family="paragraph" style:parent-style-name="Standard">
      <style:paragraph-properties fo:padding="0.049cm" fo:border="0.06pt solid #000000" style:shadow="none"/>
      <style:text-properties officeooo:rsid="0015366c" officeooo:paragraph-rsid="0015366c"/>
    </style:style>
    <style:style style:name="T1" style:family="text">
      <style:text-properties officeooo:rsid="001219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 : Ant+Ivy</text:p>
      <text:p text:style-name="P1"/>
      <text:p text:style-name="P3">4- Le programme principal est en java et il ne fait qu'afficher « <text:span text:style-name="T1">standard message : hello ivy !</text:span></text:p>
      <text:p text:style-name="P3"><text:span text:style-name="T1"><text:s text:c="5"/>capitalized by org.apache.commons.lang.WordUtils : Hello Ivy !</text:span>».</text:p>
      <text:p text:style-name="P2"/>
      <text:p text:style-name="P4">6- La tâche go (delimitée par &lt;target name= »go »…/&gt;) permet de créer le dossier de build et generer l 'executable.</text:p>
      <text:p text:style-name="P5">Javac permet de générer l'executable</text:p>
      <text:p text:style-name="P5">Java permet de l'éxecuter</text:p>
      <text:p text:style-name="P5"/>
      <text:p text:style-name="P6">7-</text:p>
      <text:p text:style-name="P7">&lt;target name="run" depends="go"&gt;</text:p>
      <text:p text:style-name="P7"><text:s text:c="8"/>&lt;java classname="example.Hello"&gt;</text:p>
      <text:p text:style-name="P7"><text:s text:c="12"/>&lt;classpath&gt;</text:p>
      <text:p text:style-name="P7"><text:s text:c="16"/>&lt;path refid="lib.path.id" /&gt;</text:p>
      <text:p text:style-name="P7"><text:s text:c="16"/>&lt;path location="${build.dir}" /&gt;</text:p>
      <text:p text:style-name="P7"><text:s text:c="12"/>&lt;/classpath&gt;</text:p>
      <text:p text:style-name="P7"><text:s text:c="8"/>&lt;/java&gt;</text:p>
      <text:p text:style-name="P7"><text:s text:c="4"/>&lt;/target&gt;</text:p>
      <text:p text:style-name="P6"/>
      <text:p text:style-name="P6">8-</text:p>
      <text:p text:style-name="P7">BUILD FAILED</text:p>
      <text:p text:style-name="P7">/build.xml:89: Reference lib.path.id not found.</text:p>
      <text:p text:style-name="P6"/>
      <text:p text:style-name="P6"/>
      <text:p text:style-name="P6">Ivy:cachepath permet de configurer le projet, notamment pour les dépendan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teix-Jacquet Flavien</meta:initial-creator>
    <meta:creation-date>2017-04-05T09:37:09.601463251</meta:creation-date>
    <dc:date>2017-04-05T10:15:20.585623269</dc:date>
    <dc:creator>Ronteix-Jacquet Flavien</dc:creator>
    <meta:editing-duration>PT22M58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19" meta:word-count="93" meta:character-count="732" meta:non-whitespace-character-count="577"/>
  </office:meta>
</office:document-meta>
</file>